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686" officeooo:paragraph-rsid="00192686"/>
    </style:style>
    <style:style style:name="P2" style:family="paragraph" style:parent-style-name="Standard">
      <style:text-properties officeooo:rsid="001babb2" officeooo:paragraph-rsid="001babb2"/>
    </style:style>
    <style:style style:name="T1" style:family="text">
      <style:text-properties officeooo:rsid="001a4e6e"/>
    </style:style>
    <style:style style:name="T2" style:family="text">
      <style:text-properties officeooo:rsid="001babb2"/>
    </style:style>
    <style:style style:name="T3" style:family="text">
      <style:text-properties officeooo:rsid="001c732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1.</text:p>
      <text:p text:style-name="P1"><text:tab/><text:span text:style-name="T1">На лекции было показано, как можно ускорить умножение двух разных чисел. Вашей задачей будет ускорить возведение в степень. Напишите функцию, которая возводит число a <text:s/>в степерь n за </text:span><text:span text:style-name="T1"><draw:frame draw:style-name="fr1" draw:name="Объект1" text:anchor-type="as-char" svg:y="-0.386cm" svg:width="1.466cm" svg:height="0.5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операций умножения.</text:span></text:p>
      <text:p text:style-name="P1"><text:tab/><text:span text:style-name="T2">Подсказка: не нужно использовать свой класс для чисел. Для данной задачи достаточно использовать обычные числа.</text:span></text:p>
      <text:p text:style-name="P1"><text:tab/><text:span text:style-name="T2">Подсказка: используйте стратегию «Разделяй и властвуй»</text:span></text:p>
      <text:p text:style-name="P1"/>
      <text:p text:style-name="P2">Задание 2.</text:p>
      <text:p text:style-name="P2"><text:tab/>Вычисление значения полинома степени n в какой-то конкретной точке при вычислении в лоб займет n возведений в степень (то есть <draw:frame draw:style-name="fr1" draw:name="Объект2" text:anchor-type="as-char" svg:y="-0.437cm" svg:width="0.549cm" svg:height="0.527cm" draw:z-index="1"><draw:object xlink:href="./Object 2" xlink:type="simple" xlink:show="embed" xlink:actuate="onLoad"/><draw:image xlink:href="./ObjectReplacements/Object 2" xlink:type="simple" xlink:show="embed" xlink:actuate="onLoad"/></draw:frame>умножений при, опять же, классическом алгоритме). <text:s/><text:span text:style-name="T3">Ваша задача — написать функцию, которая вычисляет значение полинома в точка за линейное время (n перемножений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1:19:24.383920797</meta:creation-date>
    <dc:date>2017-02-08T22:10:58.925384488</dc:date>
    <meta:editing-duration>PT53S</meta:editing-duration>
    <meta:editing-cycles>1</meta:editing-cycles>
    <meta:document-statistic meta:table-count="0" meta:image-count="0" meta:object-count="2" meta:page-count="1" meta:paragraph-count="6" meta:word-count="96" meta:character-count="681" meta:non-whitespace-character-count="583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sub>
        <mi>log</mi>
        <mn>2</mn>
      </msub>
      <mrow>
        <mo fence="true" stretchy="false">(</mo>
        <mrow>
          <mi>n</mi>
        </mrow>
        <mo fence="true" stretchy="false">)</mo>
      </mrow>
    </mrow>
    <annotation encoding="StarMath 5.0">log_2( n )</annotation>
  </semantics>
</math>
</file>

<file path=Object 2/content.xml><?xml version="1.0" encoding="utf-8"?>
<math xmlns="http://www.w3.org/1998/Math/MathML" display="block">
  <semantics>
    <msup>
      <mi>n</mi>
      <mn>2</mn>
    </msup>
    <annotation encoding="StarMath 5.0">n^2</annotation>
  </semantics>
</math>
</file>